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3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2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46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10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4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5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6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7" style:family="text">
      <style:text-properties style:font-name="Arial" fo:letter-spacing="0.0138in" style:text-underline-style="none" fo:font-weight="bold" style:font-weight-asian="bold"/>
    </style:style>
    <style:style style:name="T18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3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background-color="transparent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style:text-position="sub 58%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fo:font-style="normal" style:font-style-asian="normal" style:font-style-complex="normal"/>
    </style:style>
    <style:style style:name="T34" style:family="text">
      <style:text-properties style:text-position="sub 58%" fo:language="ru" fo:country="RU" fo:font-style="normal" style:font-style-asian="normal" style:font-style-complex="normal"/>
    </style:style>
    <style:style style:name="T35" style:family="text">
      <style:text-properties style:text-position="sub 58%" fo:font-style="italic" style:font-style-asian="italic" style:font-style-complex="italic"/>
    </style:style>
    <style:style style:name="T36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-complex="Ari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position="0% 100%" fo:language="en" fo:country="US" fo:font-style="normal" style:font-style-asian="normal" style:font-style-complex="normal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3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4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5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6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7" style:family="text">
      <style:text-properties fo:font-size="10pt" style:font-size-asian="10pt" style:language-asian="zh" style:country-asian="TW" style:font-size-complex="10pt"/>
    </style:style>
    <style:style style:name="T48" style:family="text">
      <style:text-properties style:font-name="Symbol" fo:language="en" fo:country="US" style:font-name-complex="Symbol"/>
    </style:style>
    <style:style style:name="T49" style:family="text">
      <style:text-properties style:text-position="super 58%" fo:font-style="italic" style:font-style-asian="italic" style:font-style-complex="italic"/>
    </style:style>
    <style:style style:name="T50" style:family="text">
      <style:text-properties fo:language="en" fo:country="none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Графический объект1" text:anchor-type="char" svg:x="-0.5862in" svg:y="-0.2366in" svg:width="7.8661in" svg:height="1.3047in" draw:z-index="0"><draw:image xlink:href="Pictures/20000367000675C0000113207151B783.wmf" xlink:type="simple" xlink:show="embed" xlink:actuate="onLoad"/></draw:frame></text:p>
      <text:p text:style-name="P35">CALIBRATION CERTIFICATE</text:p>
      <text:p text:style-name="P19"/>
      <text:p text:style-name="P33"><text:span text:style-name="T9">Type:</text:span><text:span text:style-name="T10"> </text:span><text:span text:style-name="T11">Personal dosimeter AT2503A</text:span><text:span text:style-name="T13"><text:tab/></text:span><text:span text:style-name="T9">Date of calibration</text:span><text:span text:style-name="T5">: </text:span><text:span text:style-name="T7"><text:s/></text:span><text:span text:style-name="T11">$date</text:span></text:p>
      <text:p text:style-name="P4"/>
      <text:p text:style-name="P6">з/н: <text:span text:style-name="T39"><text:s/></text:span><text:span text:style-name="T29">$</text:span><text:span text:style-name="T21">allSerial </text:span></text:p>
      <text:p text:style-name="P9"/>
      <text:p text:style-name="P8">Measurement limits:</text:p>
      <text:p text:style-name="P7"><text:span text:style-name="T22">0.1 </text:span><text:span text:style-name="T23"></text:span><text:span text:style-name="T22">Sv/h – 0.1 Sv/h</text:span></text:p>
      <text:p text:style-name="P10"/>
      <text:p text:style-name="P8">Measurement error:</text:p>
      <text:p text:style-name="P5"><text:span text:style-name="T14">±</text:span><text:span text:style-name="T15">(</text:span><text:span text:style-name="T14">15</text:span><text:span text:style-name="T15">+</text:span><text:span text:style-name="T18">0</text:span><text:span text:style-name="T15">,</text:span><text:span text:style-name="T44">0015</text:span><text:span text:style-name="T42">/</text:span><text:span text:style-name="T43">Ḣ</text:span><text:span text:style-name="T45"> </text:span><text:span text:style-name="T36">p</text:span><text:span text:style-name="T15">(10)+</text:span><text:span text:style-name="T18">0,005</text:span><text:span text:style-name="T46">·</text:span><text:span text:style-name="T16">Ḣ </text:span><text:span text:style-name="T36">p</text:span><text:span text:style-name="T15">(10)</text:span><text:span text:style-name="T18">)</text:span><text:span text:style-name="T14">%</text:span><text:span text:style-name="T17">, </text:span><text:span text:style-name="T3">Hр(10)</text:span><text:span text:style-name="T4"> - individual equivalent dose rate, mSv/h</text:span></text:p>
      <text:p text:style-name="P5"/>
      <text:p text:style-name="P8">Operating conditions:</text:p>
      <text:list xml:id="list7255030307099867125" text:style-name="L1">
        <text:list-item>
          <text:p text:style-name="P50"><text:span text:style-name="T25">Air temperature<text:tab/></text:span><text:span text:style-name="T38"><text:tab/><text:tab/><text:tab/>+</text:span><text:span text:style-name="T25">$temp</text:span><text:span text:style-name="T38"> °</text:span><text:span text:style-name="T25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36"><text:span text:style-name="Знак_20_примечания"><text:span text:style-name="T47">$facility_13+11eng;</text:span></text:span></text:p>
      <text:p text:style-name="P36"><text:span text:style-name="Знак_20_примечания"><text:span text:style-name="T47"/></text:span></text:p>
      <text:p text:style-name="P20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1.B2" office:value-type="string">
            <text:p text:style-name="P42">Radia-tion source <text:s/>number</text:p>
          </table:table-cell>
          <table:table-cell table:style-name="t1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1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1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1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1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1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1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1.A3" office:value-type="string">
            <text:p text:style-name="P45">Background</text:p>
          </table:table-cell>
          <table:table-cell table:style-name="t1.B3" office:value-type="string">
            <text:p text:style-name="P28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28">$1-bg0</text:p>
              <text:p text:style-name="P28">$1-bg1</text:p>
              <text:p text:style-name="P28">$1-bg2</text:p>
              <text:p text:style-name="P28">$1-bg3</text:p>
              <text:p text:style-name="P28">$1-bg4</text:p>
              <text:p text:style-name="P28">$1-bg5</text:p>
              <text:p text:style-name="P28">$1-bg6</text:p>
              <text:p text:style-name="P28">$1-bg7</text:p>
              <text:p text:style-name="P26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8">$1-m00</text:p>
              <text:p text:style-name="P28">$1-m01</text:p>
              <text:p text:style-name="P28">$1-m02</text:p>
              <text:p text:style-name="P28">$1-m03</text:p>
              <text:p text:style-name="P28">$1-m04</text:p>
              <text:p text:style-name="P28">$1-m05</text:p>
              <text:p text:style-name="P28">$1-m06</text:p>
              <text:p text:style-name="P28">$1-m07</text:p>
              <text:p text:style-name="P28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7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28">$1-m11</text:p>
              <text:p text:style-name="P28">$1-m12</text:p>
              <text:p text:style-name="P28">$1-m13</text:p>
              <text:p text:style-name="P28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7">15</text:span></text:p>
          </table:table-cell>
        </table:table-row>
        <table:table-row>
          <table:table-cell table:style-name="t1.A6" office:value-type="string">
            <text:p text:style-name="P12">80<text:span text:style-name="T27">.</text:span>0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28">$1-m21</text:p>
              <text:p text:style-name="P28">$1-m22</text:p>
              <text:p text:style-name="P28">$1-m23</text:p>
              <text:p text:style-name="P28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2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6"><text:span text:style-name="T2">Actual dose value</text:span><text:span text:style-name="T1">,</text:span>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1.B2" table:number-rows-spanned="2" office:value-type="string">
            <text:p text:style-name="P42">Radiation source <text:s/>number</text:p>
          </table:table-cell>
          <table:table-cell table:style-name="s1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1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1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1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1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1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8"><text:s text:c="2"/>$1-d2 <text:s/></text:p>
            <text:p text:style-name="P15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2.B2" office:value-type="string">
            <text:p text:style-name="P42">Radia-tion source <text:s/>number</text:p>
          </table:table-cell>
          <table:table-cell table:style-name="t2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2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2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2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2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2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2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2.A3" office:value-type="string">
            <text:p text:style-name="P45">Background</text:p>
          </table:table-cell>
          <table:table-cell table:style-name="t2.B3" office:value-type="string">
            <text:p text:style-name="P28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28">$2-bg0</text:p>
              <text:p text:style-name="P28">$2-bg1</text:p>
              <text:p text:style-name="P28">$2-bg2</text:p>
              <text:p text:style-name="P28">$2-bg3</text:p>
              <text:p text:style-name="P28">$2-bg4</text:p>
              <text:p text:style-name="P28">$2-bg5</text:p>
              <text:p text:style-name="P28">$2-bg6</text:p>
              <text:p text:style-name="P28">$2-bg7</text:p>
              <text:p text:style-name="P26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28">$2-m00</text:p>
              <text:p text:style-name="P28">$2-m01</text:p>
              <text:p text:style-name="P28">$2-m02</text:p>
              <text:p text:style-name="P28">$2-m03</text:p>
              <text:p text:style-name="P28">$2-m04</text:p>
              <text:p text:style-name="P28">$2-m05</text:p>
              <text:p text:style-name="P28">$2-m06</text:p>
              <text:p text:style-name="P28">$2-m07</text:p>
              <text:p text:style-name="P28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7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28">$2-m11</text:p>
              <text:p text:style-name="P28">$2-m12</text:p>
              <text:p text:style-name="P28">$2-m13</text:p>
              <text:p text:style-name="P28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7">15</text:span></text:p>
          </table:table-cell>
        </table:table-row>
        <table:table-row>
          <table:table-cell table:style-name="t2.A6" office:value-type="string">
            <text:p text:style-name="P12">80<text:span text:style-name="T27">.</text:span>0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28">$2-m21</text:p>
              <text:p text:style-name="P28">$2-m22</text:p>
              <text:p text:style-name="P28">$2-m23</text:p>
              <text:p text:style-name="P28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2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2.B2" table:number-rows-spanned="2" office:value-type="string">
            <text:p text:style-name="P42">Radiation source <text:s/>number</text:p>
          </table:table-cell>
          <table:table-cell table:style-name="s2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2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2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2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2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2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8"><text:s text:c="2"/>$2-d2 <text:s/></text:p>
            <text:p text:style-name="P15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3.B2" office:value-type="string">
            <text:p text:style-name="P42">Radia-tion source <text:s/>number</text:p>
          </table:table-cell>
          <table:table-cell table:style-name="t3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3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3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3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3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3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3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3.A3" office:value-type="string">
            <text:p text:style-name="P45">Background</text:p>
          </table:table-cell>
          <table:table-cell table:style-name="t3.B3" office:value-type="string">
            <text:p text:style-name="P28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28">$3-bg0</text:p>
              <text:p text:style-name="P28">$3-bg1</text:p>
              <text:p text:style-name="P28">$3-bg2</text:p>
              <text:p text:style-name="P28">$3-bg3</text:p>
              <text:p text:style-name="P28">$3-bg4</text:p>
              <text:p text:style-name="P28">$3-bg5</text:p>
              <text:p text:style-name="P28">$3-bg6</text:p>
              <text:p text:style-name="P28">$3-bg7</text:p>
              <text:p text:style-name="P26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28">$3-m00</text:p>
              <text:p text:style-name="P28">$3-m01</text:p>
              <text:p text:style-name="P28">$3-m02</text:p>
              <text:p text:style-name="P28">$3-m03</text:p>
              <text:p text:style-name="P28">$3-m04</text:p>
              <text:p text:style-name="P28">$3-m05</text:p>
              <text:p text:style-name="P28">$3-m06</text:p>
              <text:p text:style-name="P28">$3-m07</text:p>
              <text:p text:style-name="P28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7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28">$3-m11</text:p>
              <text:p text:style-name="P28">$3-m12</text:p>
              <text:p text:style-name="P28">$3-m13</text:p>
              <text:p text:style-name="P28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7">15</text:span></text:p>
          </table:table-cell>
        </table:table-row>
        <table:table-row>
          <table:table-cell table:style-name="t3.A6" office:value-type="string">
            <text:p text:style-name="P12">80<text:span text:style-name="T27">.</text:span>0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28">$3-m21</text:p>
              <text:p text:style-name="P28">$3-m22</text:p>
              <text:p text:style-name="P28">$3-m23</text:p>
              <text:p text:style-name="P28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2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3.B2" table:number-rows-spanned="2" office:value-type="string">
            <text:p text:style-name="P42">Radiation source <text:s/>number</text:p>
          </table:table-cell>
          <table:table-cell table:style-name="s3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3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3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3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3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3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8"><text:s text:c="2"/>$3-d2 <text:s/></text:p>
            <text:p text:style-name="P15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4.B2" office:value-type="string">
            <text:p text:style-name="P42">Radia-tion source <text:s/>number</text:p>
          </table:table-cell>
          <table:table-cell table:style-name="t4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4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4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4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4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4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4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4.A3" office:value-type="string">
            <text:p text:style-name="P45">Background</text:p>
          </table:table-cell>
          <table:table-cell table:style-name="t4.B3" office:value-type="string">
            <text:p text:style-name="P28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28">$4-bg0</text:p>
              <text:p text:style-name="P28">$4-bg1</text:p>
              <text:p text:style-name="P28">$4-bg2</text:p>
              <text:p text:style-name="P28">$4-bg3</text:p>
              <text:p text:style-name="P28">$4-bg4</text:p>
              <text:p text:style-name="P28">$4-bg5</text:p>
              <text:p text:style-name="P28">$4-bg6</text:p>
              <text:p text:style-name="P28">$4-bg7</text:p>
              <text:p text:style-name="P26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28">$4-m00</text:p>
              <text:p text:style-name="P28">$4-m01</text:p>
              <text:p text:style-name="P28">$4-m02</text:p>
              <text:p text:style-name="P28">$4-m03</text:p>
              <text:p text:style-name="P28">$4-m04</text:p>
              <text:p text:style-name="P28">$4-m05</text:p>
              <text:p text:style-name="P28">$4-m06</text:p>
              <text:p text:style-name="P28">$4-m07</text:p>
              <text:p text:style-name="P28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7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28">$4-m11</text:p>
              <text:p text:style-name="P28">$4-m12</text:p>
              <text:p text:style-name="P28">$4-m13</text:p>
              <text:p text:style-name="P28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7">15</text:span></text:p>
          </table:table-cell>
        </table:table-row>
        <table:table-row>
          <table:table-cell table:style-name="t4.A6" office:value-type="string">
            <text:p text:style-name="P12">80<text:span text:style-name="T27">.</text:span>0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28">$4-m21</text:p>
              <text:p text:style-name="P28">$4-m22</text:p>
              <text:p text:style-name="P28">$4-m23</text:p>
              <text:p text:style-name="P28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2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4.B2" table:number-rows-spanned="2" office:value-type="string">
            <text:p text:style-name="P42">Radiation source <text:s/>number</text:p>
          </table:table-cell>
          <table:table-cell table:style-name="s4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4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4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4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4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4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8"><text:s text:c="2"/>$4-d2 <text:s/></text:p>
            <text:p text:style-name="P15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5.B2" office:value-type="string">
            <text:p text:style-name="P42">Radia-tion source <text:s/>number</text:p>
          </table:table-cell>
          <table:table-cell table:style-name="t5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5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5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5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5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5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5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5.A3" office:value-type="string">
            <text:p text:style-name="P45">Background</text:p>
          </table:table-cell>
          <table:table-cell table:style-name="t5.B3" office:value-type="string">
            <text:p text:style-name="P28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28">$5-bg0</text:p>
              <text:p text:style-name="P28">$5-bg1</text:p>
              <text:p text:style-name="P28">$5-bg2</text:p>
              <text:p text:style-name="P28">$5-bg3</text:p>
              <text:p text:style-name="P28">$5-bg4</text:p>
              <text:p text:style-name="P28">$5-bg5</text:p>
              <text:p text:style-name="P28">$5-bg6</text:p>
              <text:p text:style-name="P28">$5-bg7</text:p>
              <text:p text:style-name="P26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28">$5-m00</text:p>
              <text:p text:style-name="P28">$5-m01</text:p>
              <text:p text:style-name="P28">$5-m02</text:p>
              <text:p text:style-name="P28">$5-m03</text:p>
              <text:p text:style-name="P28">$5-m04</text:p>
              <text:p text:style-name="P28">$5-m05</text:p>
              <text:p text:style-name="P28">$5-m06</text:p>
              <text:p text:style-name="P28">$5-m07</text:p>
              <text:p text:style-name="P28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7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28">$5-m11</text:p>
              <text:p text:style-name="P28">$5-m12</text:p>
              <text:p text:style-name="P28">$5-m13</text:p>
              <text:p text:style-name="P28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7">15</text:span></text:p>
          </table:table-cell>
        </table:table-row>
        <table:table-row>
          <table:table-cell table:style-name="t5.A6" office:value-type="string">
            <text:p text:style-name="P12">80<text:span text:style-name="T27">.</text:span>0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28">$5-m21</text:p>
              <text:p text:style-name="P28">$5-m22</text:p>
              <text:p text:style-name="P28">$5-m23</text:p>
              <text:p text:style-name="P28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2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5.B2" table:number-rows-spanned="2" office:value-type="string">
            <text:p text:style-name="P42">Radiation source <text:s/>number</text:p>
          </table:table-cell>
          <table:table-cell table:style-name="s5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5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5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5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5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5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8"><text:s text:c="2"/>$5-d2 <text:s/></text:p>
            <text:p text:style-name="P15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6.B2" office:value-type="string">
            <text:p text:style-name="P42">Radia-tion source <text:s/>number</text:p>
          </table:table-cell>
          <table:table-cell table:style-name="t6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6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6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6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6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6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6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6.A3" office:value-type="string">
            <text:p text:style-name="P45">Background</text:p>
          </table:table-cell>
          <table:table-cell table:style-name="t6.B3" office:value-type="string">
            <text:p text:style-name="P28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28">$6-bg0</text:p>
              <text:p text:style-name="P28">$6-bg1</text:p>
              <text:p text:style-name="P28">$6-bg2</text:p>
              <text:p text:style-name="P28">$6-bg3</text:p>
              <text:p text:style-name="P28">$6-bg4</text:p>
              <text:p text:style-name="P28">$6-bg5</text:p>
              <text:p text:style-name="P28">$6-bg6</text:p>
              <text:p text:style-name="P28">$6-bg7</text:p>
              <text:p text:style-name="P26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28">$6-m00</text:p>
              <text:p text:style-name="P28">$6-m01</text:p>
              <text:p text:style-name="P28">$6-m02</text:p>
              <text:p text:style-name="P28">$6-m03</text:p>
              <text:p text:style-name="P28">$6-m04</text:p>
              <text:p text:style-name="P28">$6-m05</text:p>
              <text:p text:style-name="P28">$6-m06</text:p>
              <text:p text:style-name="P28">$6-m07</text:p>
              <text:p text:style-name="P28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7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28">$6-m11</text:p>
              <text:p text:style-name="P28">$6-m12</text:p>
              <text:p text:style-name="P28">$6-m13</text:p>
              <text:p text:style-name="P28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7">15</text:span></text:p>
          </table:table-cell>
        </table:table-row>
        <table:table-row>
          <table:table-cell table:style-name="t6.A6" office:value-type="string">
            <text:p text:style-name="P12">80<text:span text:style-name="T27">.</text:span>0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28">$6-m21</text:p>
              <text:p text:style-name="P28">$6-m22</text:p>
              <text:p text:style-name="P28">$6-m23</text:p>
              <text:p text:style-name="P28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2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6.B2" table:number-rows-spanned="2" office:value-type="string">
            <text:p text:style-name="P42">Radiation source <text:s/>number</text:p>
          </table:table-cell>
          <table:table-cell table:style-name="s6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6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6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6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6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6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8"><text:s text:c="2"/>$6-d2 <text:s/></text:p>
            <text:p text:style-name="P15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7.B2" office:value-type="string">
            <text:p text:style-name="P42">Radia-tion source <text:s/>number</text:p>
          </table:table-cell>
          <table:table-cell table:style-name="t7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7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7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7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7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7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7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7.A3" office:value-type="string">
            <text:p text:style-name="P45">Background</text:p>
          </table:table-cell>
          <table:table-cell table:style-name="t7.B3" office:value-type="string">
            <text:p text:style-name="P28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28">$7-bg0</text:p>
              <text:p text:style-name="P28">$7-bg1</text:p>
              <text:p text:style-name="P28">$7-bg2</text:p>
              <text:p text:style-name="P28">$7-bg3</text:p>
              <text:p text:style-name="P28">$7-bg4</text:p>
              <text:p text:style-name="P28">$7-bg5</text:p>
              <text:p text:style-name="P28">$7-bg6</text:p>
              <text:p text:style-name="P28">$7-bg7</text:p>
              <text:p text:style-name="P26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28">$7-m00</text:p>
              <text:p text:style-name="P28">$7-m01</text:p>
              <text:p text:style-name="P28">$7-m02</text:p>
              <text:p text:style-name="P28">$7-m03</text:p>
              <text:p text:style-name="P28">$7-m04</text:p>
              <text:p text:style-name="P28">$7-m05</text:p>
              <text:p text:style-name="P28">$7-m06</text:p>
              <text:p text:style-name="P28">$7-m07</text:p>
              <text:p text:style-name="P28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7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28">$7-m11</text:p>
              <text:p text:style-name="P28">$7-m12</text:p>
              <text:p text:style-name="P28">$7-m13</text:p>
              <text:p text:style-name="P28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7">15</text:span></text:p>
          </table:table-cell>
        </table:table-row>
        <table:table-row>
          <table:table-cell table:style-name="t7.A6" office:value-type="string">
            <text:p text:style-name="P12">80<text:span text:style-name="T27">.</text:span>0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28">$7-m21</text:p>
              <text:p text:style-name="P28">$7-m22</text:p>
              <text:p text:style-name="P28">$7-m23</text:p>
              <text:p text:style-name="P28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2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7.B2" table:number-rows-spanned="2" office:value-type="string">
            <text:p text:style-name="P42">Radiation source <text:s/>number</text:p>
          </table:table-cell>
          <table:table-cell table:style-name="s7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7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7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7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7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7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8"><text:s text:c="2"/>$7-d2 <text:s/></text:p>
            <text:p text:style-name="P15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8.B2" office:value-type="string">
            <text:p text:style-name="P42">Radia-tion source <text:s/>number</text:p>
          </table:table-cell>
          <table:table-cell table:style-name="t8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8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8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8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8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8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8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8.A3" office:value-type="string">
            <text:p text:style-name="P45">Background</text:p>
          </table:table-cell>
          <table:table-cell table:style-name="t8.B3" office:value-type="string">
            <text:p text:style-name="P28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28">$8-bg0</text:p>
              <text:p text:style-name="P28">$8-bg1</text:p>
              <text:p text:style-name="P28">$8-bg2</text:p>
              <text:p text:style-name="P28">$8-bg3</text:p>
              <text:p text:style-name="P28">$8-bg4</text:p>
              <text:p text:style-name="P28">$8-bg5</text:p>
              <text:p text:style-name="P28">$8-bg6</text:p>
              <text:p text:style-name="P28">$8-bg7</text:p>
              <text:p text:style-name="P26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28">$8-m00</text:p>
              <text:p text:style-name="P28">$8-m01</text:p>
              <text:p text:style-name="P28">$8-m02</text:p>
              <text:p text:style-name="P28">$8-m03</text:p>
              <text:p text:style-name="P28">$8-m04</text:p>
              <text:p text:style-name="P28">$8-m05</text:p>
              <text:p text:style-name="P28">$8-m06</text:p>
              <text:p text:style-name="P28">$8-m07</text:p>
              <text:p text:style-name="P28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7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28">$8-m11</text:p>
              <text:p text:style-name="P28">$8-m12</text:p>
              <text:p text:style-name="P28">$8-m13</text:p>
              <text:p text:style-name="P28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7">15</text:span></text:p>
          </table:table-cell>
        </table:table-row>
        <table:table-row>
          <table:table-cell table:style-name="t8.A6" office:value-type="string">
            <text:p text:style-name="P12">80<text:span text:style-name="T27">.</text:span>0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28">$8-m21</text:p>
              <text:p text:style-name="P28">$8-m22</text:p>
              <text:p text:style-name="P28">$8-m23</text:p>
              <text:p text:style-name="P28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2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8.B2" table:number-rows-spanned="2" office:value-type="string">
            <text:p text:style-name="P42">Radiation source <text:s/>number</text:p>
          </table:table-cell>
          <table:table-cell table:style-name="s8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8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8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8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8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8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8"><text:s text:c="2"/>$8-d2 <text:s/></text:p>
            <text:p text:style-name="P15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9.B2" office:value-type="string">
            <text:p text:style-name="P42">Radia-tion source <text:s/>number</text:p>
          </table:table-cell>
          <table:table-cell table:style-name="t9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9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9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9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9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9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9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9.A3" office:value-type="string">
            <text:p text:style-name="P45">Background</text:p>
          </table:table-cell>
          <table:table-cell table:style-name="t9.B3" office:value-type="string">
            <text:p text:style-name="P28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28">$9-bg0</text:p>
              <text:p text:style-name="P28">$9-bg1</text:p>
              <text:p text:style-name="P28">$9-bg2</text:p>
              <text:p text:style-name="P28">$9-bg3</text:p>
              <text:p text:style-name="P28">$9-bg4</text:p>
              <text:p text:style-name="P28">$9-bg5</text:p>
              <text:p text:style-name="P28">$9-bg6</text:p>
              <text:p text:style-name="P28">$9-bg7</text:p>
              <text:p text:style-name="P26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28">$9-m00</text:p>
              <text:p text:style-name="P28">$9-m01</text:p>
              <text:p text:style-name="P28">$9-m02</text:p>
              <text:p text:style-name="P28">$9-m03</text:p>
              <text:p text:style-name="P28">$9-m04</text:p>
              <text:p text:style-name="P28">$9-m05</text:p>
              <text:p text:style-name="P28">$9-m06</text:p>
              <text:p text:style-name="P28">$9-m07</text:p>
              <text:p text:style-name="P28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7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28">$9-m11</text:p>
              <text:p text:style-name="P28">$9-m12</text:p>
              <text:p text:style-name="P28">$9-m13</text:p>
              <text:p text:style-name="P28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7">15</text:span></text:p>
          </table:table-cell>
        </table:table-row>
        <table:table-row>
          <table:table-cell table:style-name="t9.A6" office:value-type="string">
            <text:p text:style-name="P12">80<text:span text:style-name="T27">.</text:span>0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28">$9-m21</text:p>
              <text:p text:style-name="P28">$9-m22</text:p>
              <text:p text:style-name="P28">$9-m23</text:p>
              <text:p text:style-name="P28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2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9.B2" table:number-rows-spanned="2" office:value-type="string">
            <text:p text:style-name="P42">Radiation source <text:s/>number</text:p>
          </table:table-cell>
          <table:table-cell table:style-name="s9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9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9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9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9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9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8"><text:s text:c="2"/>$9-d2 <text:s/></text:p>
            <text:p text:style-name="P15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10.B2" office:value-type="string">
            <text:p text:style-name="P42">Radia-tion source <text:s/>number</text:p>
          </table:table-cell>
          <table:table-cell table:style-name="t10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10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10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10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10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10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10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10.A3" office:value-type="string">
            <text:p text:style-name="P45">Background</text:p>
          </table:table-cell>
          <table:table-cell table:style-name="t10.B3" office:value-type="string">
            <text:p text:style-name="P28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28">$10-bg0</text:p>
              <text:p text:style-name="P28">$10-bg1</text:p>
              <text:p text:style-name="P28">$10-bg2</text:p>
              <text:p text:style-name="P28">$10-bg3</text:p>
              <text:p text:style-name="P28">$10-bg4</text:p>
              <text:p text:style-name="P28">$10-bg5</text:p>
              <text:p text:style-name="P28">$10-bg6</text:p>
              <text:p text:style-name="P28">$10-bg7</text:p>
              <text:p text:style-name="P26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28">$10-m00</text:p>
              <text:p text:style-name="P28">$10-m01</text:p>
              <text:p text:style-name="P28">$10-m02</text:p>
              <text:p text:style-name="P28">$10-m03</text:p>
              <text:p text:style-name="P28">$10-m04</text:p>
              <text:p text:style-name="P28">$10-m05</text:p>
              <text:p text:style-name="P28">$10-m06</text:p>
              <text:p text:style-name="P28">$10-m07</text:p>
              <text:p text:style-name="P28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7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28">$10-m11</text:p>
              <text:p text:style-name="P28">$10-m12</text:p>
              <text:p text:style-name="P28">$10-m13</text:p>
              <text:p text:style-name="P28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7">15</text:span></text:p>
          </table:table-cell>
        </table:table-row>
        <table:table-row>
          <table:table-cell table:style-name="t10.A6" office:value-type="string">
            <text:p text:style-name="P12">80<text:span text:style-name="T27">.</text:span>0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28">$10-m21</text:p>
              <text:p text:style-name="P28">$10-m22</text:p>
              <text:p text:style-name="P28">$10-m23</text:p>
              <text:p text:style-name="P28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2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10.B2" table:number-rows-spanned="2" office:value-type="string">
            <text:p text:style-name="P42">Radiation source <text:s/>number</text:p>
          </table:table-cell>
          <table:table-cell table:style-name="s10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10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10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10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10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10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8"><text:s text:c="2"/>$10-d2 <text:s/></text:p>
            <text:p text:style-name="P15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11.B2" office:value-type="string">
            <text:p text:style-name="P42">Radia-tion source <text:s/>number</text:p>
          </table:table-cell>
          <table:table-cell table:style-name="t11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11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11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11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11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11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11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11.A3" office:value-type="string">
            <text:p text:style-name="P45">Background</text:p>
          </table:table-cell>
          <table:table-cell table:style-name="t11.B3" office:value-type="string">
            <text:p text:style-name="P28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28">$11-bg0</text:p>
              <text:p text:style-name="P28">$11-bg1</text:p>
              <text:p text:style-name="P28">$11-bg2</text:p>
              <text:p text:style-name="P28">$11-bg3</text:p>
              <text:p text:style-name="P28">$11-bg4</text:p>
              <text:p text:style-name="P28">$11-bg5</text:p>
              <text:p text:style-name="P28">$11-bg6</text:p>
              <text:p text:style-name="P28">$11-bg7</text:p>
              <text:p text:style-name="P26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28">$11-m00</text:p>
              <text:p text:style-name="P28">$11-m01</text:p>
              <text:p text:style-name="P28">$11-m02</text:p>
              <text:p text:style-name="P28">$11-m03</text:p>
              <text:p text:style-name="P28">$11-m04</text:p>
              <text:p text:style-name="P28">$11-m05</text:p>
              <text:p text:style-name="P28">$11-m06</text:p>
              <text:p text:style-name="P28">$11-m07</text:p>
              <text:p text:style-name="P28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7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28">$11-m11</text:p>
              <text:p text:style-name="P28">$11-m12</text:p>
              <text:p text:style-name="P28">$11-m13</text:p>
              <text:p text:style-name="P28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7">15</text:span></text:p>
          </table:table-cell>
        </table:table-row>
        <table:table-row>
          <table:table-cell table:style-name="t11.A6" office:value-type="string">
            <text:p text:style-name="P12">80<text:span text:style-name="T27">.</text:span>0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28">$11-m21</text:p>
              <text:p text:style-name="P28">$11-m22</text:p>
              <text:p text:style-name="P28">$11-m23</text:p>
              <text:p text:style-name="P28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2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11.B2" table:number-rows-spanned="2" office:value-type="string">
            <text:p text:style-name="P42">Radiation source <text:s/>number</text:p>
          </table:table-cell>
          <table:table-cell table:style-name="s11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11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11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11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11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11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8"><text:s text:c="2"/>$11-d2 <text:s/></text:p>
            <text:p text:style-name="P15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7"><text:span text:style-name="T2">AT2503A </text:span><text:span text:style-name="T19">(</text:span><text:span text:style-name="T48">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47">Dose rate at check point,</text:p>
            <text:p text:style-name="P11"><text:span text:style-name="T37">Ḣ</text:span><text:span text:style-name="T32">oi</text:span><text:span text:style-name="T40">(10)</text:span></text:p>
          </table:table-cell>
          <table:table-cell table:style-name="t12.B2" office:value-type="string">
            <text:p text:style-name="P42">Radia-tion source <text:s/>number</text:p>
          </table:table-cell>
          <table:table-cell table:style-name="t12.B2" office:value-type="string">
            <text:p text:style-name="P12"><text:span text:style-name="T19">Distance to source</text:span>, </text:p>
            <text:p text:style-name="P16">R, сm</text:p>
          </table:table-cell>
          <table:table-cell table:style-name="t12.B2" office:value-type="string">
            <text:p text:style-name="P27"><text:span text:style-name="T19">Dose rate measurement at check point</text:span>,</text:p>
            <text:p text:style-name="P27"><text:span text:style-name="T37">Ḣ</text:span><text:span text:style-name="T49">*</text:span><text:span text:style-name="T32">i</text:span><text:span text:style-name="T40">(10)</text:span></text:p>
          </table:table-cell>
          <table:table-cell table:style-name="t12.B2" office:value-type="string">
            <text:p text:style-name="P24"><text:span text:style-name="T19">Average value</text:span>, </text:p>
            <text:p text:style-name="P25"><text:span text:style-name="T20">H</text:span><text:span text:style-name="T32">pi</text:span><text:span text:style-name="T40">(10)</text:span></text:p>
          </table:table-cell>
          <table:table-cell table:style-name="t12.B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t12.B2" office:value-type="string">
            <text:p text:style-name="P17"><text:span text:style-name="T50">Relative standard deviation</text:span>,</text:p>
            <text:p text:style-name="P17"><text:span text:style-name="T19">S</text:span><text:span text:style-name="T32">i</text:span><text:span text:style-name="T19">, %</text:span></text:p>
          </table:table-cell>
          <table:table-cell table:style-name="t12.B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t12.I2" office:value-type="string">
            <text:p text:style-name="P48">Limits of intrinsic relative</text:p>
            <text:p text:style-name="P21"><text:span text:style-name="T19">error</text:span>, % </text:p>
            <text:p text:style-name="P22">not above</text:p>
          </table:table-cell>
        </table:table-row>
        <table:table-row>
          <table:table-cell table:style-name="t12.A3" office:value-type="string">
            <text:p text:style-name="P45">Background</text:p>
          </table:table-cell>
          <table:table-cell table:style-name="t12.B3" office:value-type="string">
            <text:p text:style-name="P28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28">$12-bg0</text:p>
              <text:p text:style-name="P28">$12-bg1</text:p>
              <text:p text:style-name="P28">$12-bg2</text:p>
              <text:p text:style-name="P28">$12-bg3</text:p>
              <text:p text:style-name="P28">$12-bg4</text:p>
              <text:p text:style-name="P28">$12-bg5</text:p>
              <text:p text:style-name="P28">$12-bg6</text:p>
              <text:p text:style-name="P28">$12-bg7</text:p>
              <text:p text:style-name="P26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28">$12-m00</text:p>
              <text:p text:style-name="P28">$12-m01</text:p>
              <text:p text:style-name="P28">$12-m02</text:p>
              <text:p text:style-name="P28">$12-m03</text:p>
              <text:p text:style-name="P28">$12-m04</text:p>
              <text:p text:style-name="P28">$12-m05</text:p>
              <text:p text:style-name="P28">$12-m06</text:p>
              <text:p text:style-name="P28">$12-m07</text:p>
              <text:p text:style-name="P28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7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28">$12-m11</text:p>
              <text:p text:style-name="P28">$12-m12</text:p>
              <text:p text:style-name="P28">$12-m13</text:p>
              <text:p text:style-name="P28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7">15</text:span></text:p>
          </table:table-cell>
        </table:table-row>
        <table:table-row>
          <table:table-cell table:style-name="t12.A6" office:value-type="string">
            <text:p text:style-name="P12">80<text:span text:style-name="T27">.</text:span>0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28">$12-m21</text:p>
              <text:p text:style-name="P28">$12-m22</text:p>
              <text:p text:style-name="P28">$12-m23</text:p>
              <text:p text:style-name="P28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2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7"><text:span text:style-name="T2">AT2503A </text:span><text:span text:style-name="T19">(</text:span><text:span text:style-name="T48">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6"><text:span text:style-name="T2">Actual dose value</text:span>,</text:p>
            <text:p text:style-name="P26"><text:span text:style-name="T20">H</text:span><text:span text:style-name="T32">p</text:span><text:span text:style-name="T31">0</text:span><text:span text:style-name="T19">(10)</text:span></text:p>
          </table:table-cell>
          <table:table-cell table:style-name="s12.B2" table:number-rows-spanned="2" office:value-type="string">
            <text:p text:style-name="P42">Radiation source <text:s/>number</text:p>
          </table:table-cell>
          <table:table-cell table:style-name="s12.B2" table:number-rows-spanned="2" office:value-type="string">
            <text:p text:style-name="P30"><text:s text:c="2"/>d, cm<text:span text:style-name="T27"> <text:s/></text:span></text:p>
            <text:p text:style-name="P31">t, s</text:p>
          </table:table-cell>
          <table:table-cell table:style-name="s12.B2" table:number-columns-spanned="3" office:value-type="string">
            <text:p text:style-name="P4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6">Relative <text:s/>measure-ment</text:span> <text:span text:style-name="T19">error</text:span></text:p>
            <text:p text:style-name="P43"><text:span text:style-name="T28">θ</text:span><text:span text:style-name="T34">пр</text:span><text:span text:style-name="T32">i</text:span><text:span text:style-name="T27">,</text:span> %</text:p>
          </table:table-cell>
          <table:table-cell table:style-name="s12.B2" table:number-rows-spanned="2" office:value-type="string">
            <text:p text:style-name="P23"><text:span text:style-name="T19">Confidence limit of the intrinsic <text:s/>relative error</text:span> <text:span text:style-name="T24">Δ</text:span><text:span text:style-name="T32">i</text:span><text:span text:style-name="T19">,</text:span> %</text:p>
          </table:table-cell>
          <table:table-cell table:style-name="s12.I2" table:number-rows-spanned="2" office:value-type="string">
            <text:p text:style-name="P21"><text:span text:style-name="T19">Limits of intrinsic relative error</text:span>, </text:p>
            <text:p text:style-name="P21">% </text:p>
            <text:p text:style-name="P49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6"><text:span text:style-name="T20">H</text:span><text:span text:style-name="T32">pi</text:span><text:span text:style-name="T19">(10)</text:span></text:p>
          </table:table-cell>
          <table:table-cell table:style-name="s12.D3" office:value-type="string">
            <text:p text:style-name="P26"><text:span text:style-name="T20">H</text:span><text:span text:style-name="T32">pi</text:span><text:span text:style-name="T19">(10)</text:span><text:span text:style-name="T31">meas</text:span><text:span text:style-name="T30">.</text:span></text:p>
          </table:table-cell>
          <table:table-cell table:style-name="s12.D3" office:value-type="string">
            <text:p text:style-name="P26"><text:span text:style-name="T20">H</text:span><text:span text:style-name="T32">pi</text:span><text:span text:style-name="T24">(10)</text:span><text:span text:style-name="T33">meas</text:span><text:span text:style-name="T35">.</text:span><text:span text:style-name="T41">-</text:span><text:span text:style-name="T20">H</text:span><text:span text:style-name="T32">p</text:span><text:span text:style-name="T31">0</text:span><text:span text:style-name="T19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8"><text:s text:c="2"/>$12-d2 <text:s/></text:p>
            <text:p text:style-name="P15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7">15.4</text:span></text:p>
          </table:table-cell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9">Calibrated by:</text:p>
          </table:table-cell>
          <table:table-cell table:style-name="Таблица1.A1" office:value-type="string">
            <text:p text:style-name="P40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29"/>
          </table:table-cell>
          <table:table-cell table:style-name="Таблица1.C2" office:value-type="string">
            <text:p text:style-name="P38">(signature)</text:p>
          </table:table-cell>
        </table:table-row>
        <table:table-row>
          <table:table-cell table:style-name="Таблица1.A1" office:value-type="string">
            <text:p text:style-name="P39">Technical control:</text:p>
          </table:table-cell>
          <table:table-cell table:style-name="Таблица1.A1" office:value-type="string">
            <text:p text:style-name="P41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38">(signature)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4T13:37:00.07</dc:date>
    <meta:editing-duration>P3DT9H18M54S</meta:editing-duration>
    <meta:editing-cycles>409</meta:editing-cycles>
    <meta:generator>OpenOffice/4.1.6$Win32 OpenOffice.org_project/416m1$Build-9790</meta:generator>
    <meta:document-statistic meta:table-count="25" meta:image-count="1" meta:object-count="0" meta:page-count="6" meta:paragraph-count="1248" meta:word-count="2170" meta:character-count="13137"/>
  </office:meta>
</office:document-meta>
</file>